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a5d4" officeooo:paragraph-rsid="0017a5d4"/>
    </style:style>
    <style:style style:name="P2" style:family="paragraph" style:parent-style-name="Text_20_body">
      <style:text-properties officeooo:rsid="0019becb" officeooo:paragraph-rsid="0019becb"/>
    </style:style>
    <style:style style:name="P3" style:family="paragraph" style:parent-style-name="Text_20_body">
      <style:text-properties officeooo:paragraph-rsid="00250438"/>
    </style:style>
    <style:style style:name="P4" style:family="paragraph" style:parent-style-name="Text_20_body" style:master-page-name="">
      <style:paragraph-properties fo:margin-left="0.5in" fo:margin-right="0.4366in" fo:margin-top="0in" fo:margin-bottom="0.0972in" style:contextual-spacing="false" fo:line-height="120%" fo:text-align="justify" style:justify-single-word="false" fo:text-indent="0in" style:auto-text-indent="false" style:page-number="auto"/>
      <style:text-properties fo:background-color="#cccccc"/>
    </style:style>
    <style:style style:name="P5" style:family="paragraph" style:parent-style-name="Text_20_body">
      <style:paragraph-properties fo:text-align="center" style:justify-single-word="false" style:border-line-width-bottom="0.0118in 0.0118in 0.0118in" fo:padding="0.0291in" fo:border-left="none" fo:border-right="none" fo:border-top="none" fo:border-bottom="2.49pt double #000000" style:join-border="false"/>
      <style:text-properties officeooo:rsid="0026cef0" officeooo:paragraph-rsid="0026cef0"/>
    </style:style>
    <style:style style:name="P6" style:family="paragraph" style:parent-style-name="Heading_20_1">
      <style:text-properties officeooo:rsid="0026b12e"/>
    </style:style>
    <style:style style:name="T1" style:family="text">
      <style:text-properties officeooo:rsid="001b9829"/>
    </style:style>
    <style:style style:name="T2" style:family="text">
      <style:text-properties officeooo:rsid="001d755f"/>
    </style:style>
    <style:style style:name="T3" style:family="text">
      <style:text-properties officeooo:rsid="001eb130"/>
    </style:style>
    <style:style style:name="T4" style:family="text">
      <style:text-properties officeooo:rsid="0021d793"/>
    </style:style>
    <style:style style:name="T5" style:family="text">
      <style:text-properties officeooo:rsid="00250438"/>
    </style:style>
    <style:style style:name="T6" style:family="text">
      <style:text-properties officeooo:rsid="0026b12e"/>
    </style:style>
    <style:style style:name="T7" style:family="text">
      <style:text-properties fo:font-style="italic" officeooo:rsid="001b9829" style:font-style-asian="italic" style:font-style-complex="italic"/>
    </style:style>
    <style:style style:name="T8" style:family="text">
      <style:text-properties fo:font-style="italic" officeooo:rsid="0026b12e"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uma KYUM Example/Tutorial </text:p>
      <text:p text:style-name="P1"/>
      <text:h text:style-name="P6" text:outline-level="1">Introduction</text:h>
      <text:p text:style-name="Text_20_body">This document provides both an example and a tutorial of how to use Rapuma for typesetting a simple Scripture publication. Please note this <text:span text:style-name="T6">example </text:span>project and the material it contains is not for public distribution in any way. Permission to use this project’s data has been given only for use in the context of Rapuma development. This data set was chosen for particular complexities which make it a good test for the system. <text:span text:style-name="T6">It is assumed that anyone using this example is involved in Rapuma development and has the latest version of the project from </text:span><text:span text:style-name="T8">github</text:span><text:span text:style-name="T6"> installed on their system. You can get that here:</text:span></text:p>
      <text:p text:style-name="Command">https://github.com/sillsdev/rapuma.git</text:p>
      <text:p text:style-name="P2">There is a Bash script provided which is used for testing <text:span text:style-name="T1">Rapuma. It is found in the </text:span><text:span text:style-name="T7">testing</text:span><text:span text:style-name="T1"> folder which is inside the </text:span><text:span text:style-name="T7">resource</text:span><text:span text:style-name="T1"> folder. It contains the virtually all the commands of this tutorial, but with no documentation. So for testing, it is useful, for understanding, not so much. This tutorial is written to help a user understand the command syntax and a general understanding of how to process a publication with the CLI (Command Line Interface). It will take the process from start to finish, one line at a time, explaining what each command does.</text:span></text:p>
      <text:p text:style-name="P4"><text:span text:style-name="T2">NOTE: </text:span>Before <text:span text:style-name="T2">starting this tutorial</text:span>, be sure you have a properly set up system according to the "installme" instructions found in the Rapuma <text:span text:style-name="T2">program </text:span>doc folder. NOTE: This script is desined to work with Rapuma version v0.7.202 or higher and on the Linux operating system, Ubuntu 14.04 or higher.</text:p>
      <text:h text:style-name="Heading_20_1" text:outline-level="1">Environment Setup</text:h>
      <text:p text:style-name="P3">First, <text:span text:style-name="T2">we need to </text:span>setup the environment <text:span text:style-name="T2">for this tutorial to be useful</text:span>. Rapuma publishing systems have a specified project folder. For this example we will assume the name of that folder is “Publishing”. <text:span text:style-name="T5">In our Publishing folder we are going to create a sub-folder called “my_source” that will contain all data for this example as well as others. In that folder please copy the compressed Zip files found in the Rapuma program project folder in resource/example. Copy assets.zip and KYUM.zip into your my_source folder and extract them there and delete the zip files. That should give you everything you need for this tutorial.</text:span></text:p>
      <text:h text:style-name="Heading_20_1" text:outline-level="1">Creating A Project</text:h>
      <text:p text:style-name="Text_20_body"><text:span text:style-name="T3">One command is used to create the base project in the Publishing folder. </text:span>After this command is run there will be a new project folder created named "KYU-MYMR-KYUMTEST" in the main project folder.</text:p>
      <text:p text:style-name="Command">rapuma publication KYU-MYMR-KYUMTEST project create</text:p>
      <text:h text:style-name="Heading_20_2" text:outline-level="2"><text:soft-page-break/>Project Removal</text:h>
      <text:p text:style-name="Text_20_body">This Rapuma command is for deleting any previous copies of this example project on your system. Be careful when using this command as this action cannot be undone. This command permanently removes the project and its contents. Any work done will be lost when it is run.</text:p>
      <text:p text:style-name="Command">rapuma publication KYU-MYMR-KYUMTEST project remove</text:p>
      <text:p text:style-name="Text_20_body">Note that this would be the same as selecting the project folder in your file browser and deleting it.</text:p>
      <text:p text:style-name="Text_20_body"/>
      <text:p text:style-name="Text_20_body"/>
      <text:p text:style-name="P5"/>
      <text:p text:style-name="P5">STOPING HERE</text:p>
      <text:p text:style-name="Text_20_body"/>
      <text:p text:style-name="Text_20_body">#ADDING GROUPS AND COMPONENTS</text:p>
      <text:p text:style-name="Text_20_body">A group is the container used to hold components that are rendered</text:p>
      <text:p text:style-name="Text_20_body">to become part of the content of the publication. All the components</text:p>
      <text:p text:style-name="Text_20_body">in a group must be of the same type. Component types cannot be mixed</text:p>
      <text:p text:style-name="Text_20_body">in a group. To create our first group, use this command:</text:p>
      <text:p text:style-name="Text_20_body"/>
      <text:p text:style-name="Text_20_body">~/Projects/rapuma/scripts/rapuma content KYU-MYMR-KYUMTEST GOSPEL group add --comp_type usfm</text:p>
      <text:p text:style-name="Text_20_body"/>
      <text:p text:style-name="Text_20_body">That command created an empty group called GOSPEL which will contain</text:p>
      <text:p text:style-name="Text_20_body">USFM file components after we run this command:</text:p>
      <text:p text:style-name="Text_20_body"/>
      <text:p text:style-name="Text_20_body">~/Projects/rapuma/scripts/rapuma content KYU-MYMR-KYUMTEST GOSPEL component add --cid_list "mat luk jhn" --path ~/Publishing/my_source/KYUM</text:p>
      <text:p text:style-name="Text_20_body"/>
      <text:p text:style-name="Text_20_body">The first four books of the NT have now been imported into the project</text:p>
      <text:p text:style-name="Text_20_body">and you can find them in the Component folder. Often it becomes necessary</text:p>
      <text:p text:style-name="Text_20_body">to update files as changes might have to be made to the source. For</text:p>
      <text:p text:style-name="Text_20_body">example, if an illustration had to be added to the source of the Book</text:p>
      <text:p text:style-name="Text_20_body"><text:soft-page-break/>of John, it would be necessary to update it with this command:</text:p>
      <text:p text:style-name="Text_20_body"/>
      <text:p text:style-name="Text_20_body">~/Projects/rapuma/scripts/rapuma content KYU-MYMR-KYUMTEST GOSPEL component update --cid_list jhn --path ~/Publishing/my_source/KYUM</text:p>
      <text:p text:style-name="Text_20_body"/>
      <text:p text:style-name="Text_20_body">Components can be added to a group after the initial import process.</text:p>
      <text:p text:style-name="Text_20_body">You would use the same "add" command as above, only adjust the</text:p>
      <text:p text:style-name="Text_20_body">--cid_list parameter to add the component you need. To remove a</text:p>
      <text:p text:style-name="Text_20_body">component, you would use the "remove" command. Next in our example,</text:p>
      <text:p text:style-name="Text_20_body">we will add the Book of Acts and Mark to the GOSPEL group, then remove</text:p>
      <text:p text:style-name="Text_20_body">Acts as it was a pretend mistake.</text:p>
      <text:p text:style-name="Text_20_body"/>
      <text:p text:style-name="Text_20_body">~/Projects/rapuma/scripts/rapuma content KYU-MYMR-KYUMTEST GOSPEL component add --cid_list "act mrk" --path ~/Publishing/my_source/KYUM</text:p>
      <text:p text:style-name="Text_20_body">~/Projects/rapuma/scripts/rapuma content KYU-MYMR-KYUMTEST GOSPEL component remove --cid_list act</text:p>
      <text:p text:style-name="Text_20_body"/>
      <text:p text:style-name="Text_20_body">To finish up, we'll add a second group called FOURTEES.</text:p>
      <text:p text:style-name="Text_20_body"/>
      <text:p text:style-name="Text_20_body">~/Projects/rapuma/scripts/rapuma content KYU-MYMR-KYUMTEST FOURTEES component add --cid_list "1th 2th 1ti 2ti" --path ~/Publishing/my_source/KYUM</text:p>
      <text:p text:style-name="Text_20_body"/>
      <text:p text:style-name="Text_20_body">#ASSET MANAGEMENT</text:p>
      <text:p text:style-name="Text_20_body">Assets are parts of a project but are not treated like the source.</text:p>
      <text:p text:style-name="Text_20_body">Currently (0.7.202-ish) because fonts and macros are bound together</text:p>
      <text:p text:style-name="Text_20_body">there is a specific order which has to occur when managing macros</text:p>
      <text:p text:style-name="Text_20_body">and fonts. Macros must be installed before fonts and if a macro package</text:p>
      <text:p text:style-name="Text_20_body">is removed font information will be lost. (Be careful!) With that in</text:p>
      <text:p text:style-name="Text_20_body">mind we will show some asset commands for manageing macros. In practice</text:p>
      <text:p text:style-name="Text_20_body">the only command needed is to update the macro package because of the </text:p>
      <text:p text:style-name="Text_20_body"><text:soft-page-break/>same issue mentioned above. At this point, the macros have already </text:p>
      <text:p text:style-name="Text_20_body">installed and only one macro package is currently supported. The command</text:p>
      <text:p text:style-name="Text_20_body">to update is:</text:p>
      <text:p text:style-name="Text_20_body"/>
      <text:p text:style-name="Text_20_body">~/Projects/rapuma/scripts/rapuma asset KYU-MYMR-KYUMTEST GOSPEL macro update --package_id usfmTex</text:p>
      <text:p text:style-name="Text_20_body"/>
      <text:p text:style-name="Text_20_body">If you do need to remove or add the macro package, these commands will</text:p>
      <text:p text:style-name="Text_20_body">do that, respectivly:</text:p>
      <text:p text:style-name="Text_20_body"/>
      <text:p text:style-name="Text_20_body">~/Projects/rapuma/scripts/rapuma asset KYU-MYMR-KYUMTEST GOSPEL macro remove --package_id usfmTex</text:p>
      <text:p text:style-name="Text_20_body">~/Projects/rapuma/scripts/rapuma asset KYU-MYMR-KYUMTEST GOSPEL macro add --package_id usfmTex</text:p>
      <text:p text:style-name="Text_20_body"/>
      <text:p text:style-name="Text_20_body">With the macro package in place, we can now work with Fonts. First</text:p>
      <text:p text:style-name="Text_20_body">we will bring in the Charis font. However, that's a mistake because we</text:p>
      <text:p text:style-name="Text_20_body">actually need the Padauk font, so we'll add that one too. Then we will</text:p>
      <text:p text:style-name="Text_20_body">remove Charis. Finally, for good measure, we will update Padauk.</text:p>
      <text:p text:style-name="Text_20_body"/>
      <text:p text:style-name="Text_20_body">~/Projects/rapuma/scripts/rapuma asset KYU-MYMR-KYUMTEST GOSPEL font add --file_name "Charis SIL_4.106.zip" --path ~/Publishing/my_source/assets --primary</text:p>
      <text:p text:style-name="Text_20_body">~/Projects/rapuma/scripts/rapuma asset KYU-MYMR-KYUMTEST GOSPEL font add --file_name Padauk_2.701.zip --path ~/Publishing/my_source/assets --primary</text:p>
      <text:p text:style-name="Text_20_body">~/Projects/rapuma/scripts/rapuma asset KYU-MYMR-KYUMTEST GOSPEL font remove --package_id "Charis SIL_4.106"</text:p>
      <text:p text:style-name="Text_20_body">~/Projects/rapuma/scripts/rapuma asset KYU-MYMR-KYUMTEST GOSPEL font update --file_name Padauk_2.701.zip --path ~/Publishing/my_source/assets</text:p>
      <text:p text:style-name="Text_20_body"/>
      <text:p text:style-name="Text_20_body">Now let's continuing on with illustration asset management. During</text:p>
      <text:p text:style-name="Text_20_body">USFM text import, if \fig markers were present in the source text, </text:p>
      <text:p text:style-name="Text_20_body"><text:soft-page-break/>Rapuma gathered metadata from them for the illustrations used in the</text:p>
      <text:p text:style-name="Text_20_body">publication. This information is stored in the illustration.conf file.</text:p>
      <text:p text:style-name="Text_20_body">Rapuma will use it to pull in the correct illustration files from the</text:p>
      <text:p text:style-name="Text_20_body">folder specified. Assuming that all possible illustrations are in one</text:p>
      <text:p text:style-name="Text_20_body">folder, this is the command used to import the necessary illustrations:</text:p>
      <text:p text:style-name="Text_20_body"/>
      <text:p text:style-name="Text_20_body">~/Projects/rapuma/scripts/rapuma asset KYU-MYMR-KYUMTEST GOSPEL illustration add --path ~/Publishing/my_source/assets</text:p>
      <text:p text:style-name="Text_20_body"><text:s/></text:p>
      <text:p text:style-name="Text_20_body">Note that illustration metadata is organized by group. The above</text:p>
      <text:p text:style-name="Text_20_body">command will need to be run for each USFM-type group that has </text:p>
      <text:p text:style-name="Text_20_body">illustrations in it.</text:p>
      <text:p text:style-name="Text_20_body">#</text:p>
      <text:p text:style-name="Text_20_body">For non-USFM groups, illustrations can be imported into the project.</text:p>
      <text:p text:style-name="Text_20_body">Right now, however, there are no other types supported that would use</text:p>
      <text:p text:style-name="Text_20_body">illustrations but if there were, this is what you would type and run:</text:p>
      <text:p text:style-name="Text_20_body">#</text:p>
      <text:p text:style-name="Text_20_body"><text:s text:c="2"/>~/Projects/rapuma/scripts/rapuma asset KYU-MYMR-KYUMTEST GOSPEL illustration add --file_name myPic.png --path ~/Publishing/my_source/assets</text:p>
      <text:p text:style-name="Text_20_body">#</text:p>
      <text:p text:style-name="Text_20_body">If an illustration has to be slightly modified, as happens some times,</text:p>
      <text:p text:style-name="Text_20_body">use this next command, but please note the use of the --package_id</text:p>
      <text:p text:style-name="Text_20_body">parameter. If that is not used, all the illustrations in the group</text:p>
      <text:p text:style-name="Text_20_body">will be updated. You may not want that. </text:p>
      <text:p text:style-name="Text_20_body"/>
      <text:p text:style-name="Text_20_body">~/Projects/rapuma/scripts/rapuma asset KYU-MYMR-KYUMTEST GOSPEL illustration update --package_id lb00135 --path ~/Publishing/my_source/assets</text:p>
      <text:p text:style-name="Text_20_body"/>
      <text:p text:style-name="Text_20_body">The same would go for removing illustrations. If you use the remove</text:p>
      <text:p text:style-name="Text_20_body">command and leave out the --package_id command, Rapuma assumes you</text:p>
      <text:p text:style-name="Text_20_body"><text:soft-page-break/>want to remove all the illustrations. Use the --package_id with one</text:p>
      <text:p text:style-name="Text_20_body">or more IDs (in quotes) and it will only remove those. This will work</text:p>
      <text:p text:style-name="Text_20_body">for removing two illustrations:</text:p>
      <text:p text:style-name="Text_20_body"/>
      <text:p text:style-name="Text_20_body">~/Projects/rapuma/scripts/rapuma asset KYU-MYMR-KYUMTEST GOSPEL illustration remove --package_id "lb00135 lb00250"</text:p>
      <text:p text:style-name="Text_20_body"/>
      <text:p text:style-name="Text_20_body">Note that --path is not necessary for the remove command. Now we will</text:p>
      <text:p text:style-name="Text_20_body">put them back in, but for that we will need the --path parameter.</text:p>
      <text:p text:style-name="Text_20_body"/>
      <text:p text:style-name="Text_20_body">~/Projects/rapuma/scripts/rapuma asset KYU-MYMR-KYUMTEST GOSPEL illustration add --package_id "lb00135 lb00250" --path ~/Publishing/my_source/assets</text:p>
      <text:p text:style-name="Text_20_body"/>
      <text:p text:style-name="Text_20_body"/>
      <text:p text:style-name="Text_20_body">#WORKING WITH SETTINGS</text:p>
      <text:p text:style-name="Text_20_body">That gets our illustrations into the project. However, before they can</text:p>
      <text:p text:style-name="Text_20_body">become a part of the rendered output we need to change some settings.</text:p>
      <text:p text:style-name="Text_20_body">This brings us to working with settings. The next couple commands will</text:p>
      <text:p text:style-name="Text_20_body">demonstrate how to manipulat settings from the command line in Rapuma.</text:p>
      <text:p text:style-name="Text_20_body">#</text:p>
      <text:p text:style-name="Text_20_body">This command will turn on the use of illustrations in a paticular group.</text:p>
      <text:p text:style-name="Text_20_body">This would have to be run for each USFM-type group that uses them.</text:p>
      <text:p text:style-name="Text_20_body"/>
      <text:p text:style-name="Text_20_body">~/Projects/rapuma/scripts/rapuma settings KYU-MYMR-KYUMTEST project Groups/GOSPEL useIllustrations True</text:p>
      <text:p text:style-name="Text_20_body"/>
      <text:p text:style-name="Text_20_body">If you were to render now, The illustrations will be placed but you</text:p>
      <text:p text:style-name="Text_20_body">would see a box representing where the image is supposed to go. These</text:p>
      <text:p text:style-name="Text_20_body">boxes are called figure place holders. This is set this way by default</text:p>
      <text:p text:style-name="Text_20_body">to allow for faster rendering during the composition phase. To be able</text:p>
      <text:p text:style-name="Text_20_body"><text:soft-page-break/>to view illustrations in the rendered output use this command:</text:p>
      <text:p text:style-name="Text_20_body"/>
      <text:p text:style-name="Text_20_body">~/Projects/rapuma/scripts/rapuma setting KYU-MYMR-KYUMTEST layout DocumentFeatures useFigurePlaceHolders False</text:p>
      <text:p text:style-name="Text_20_body"/>
      <text:p text:style-name="Text_20_body">More than likely the illustrations will not be in the correct place</text:p>
      <text:p text:style-name="Text_20_body">and adjustments will be needed. The placement settings are found in</text:p>
      <text:p text:style-name="Text_20_body">the illustration.conf file. There are a number of settings that can</text:p>
      <text:p text:style-name="Text_20_body">help adjust the placement and size of the illustrations. By default</text:p>
      <text:p text:style-name="Text_20_body">the illustrations are placed in the upper left corner. If you wanted</text:p>
      <text:p text:style-name="Text_20_body">to move it to the lower right. This command would do that:</text:p>
      <text:p text:style-name="Text_20_body">#</text:p>
      <text:p text:style-name="Text_20_body">~/Projects/rapuma/scripts/rapuma settings KYU-MYMR-KYUMTEST illustration NT/lb00135 position br</text:p>
      <text:p text:style-name="Text_20_body">#</text:p>
      <text:p text:style-name="Text_20_body">This is just one of the many adjustments that can be made to an</text:p>
      <text:p text:style-name="Text_20_body">illustration.</text:p>
      <text:p text:style-name="Text_20_body">#</text:p>
      <text:p text:style-name="Text_20_body">For a setting change to work you need to know exactly what config file</text:p>
      <text:p text:style-name="Text_20_body">and what setting need to be changed. The first part of the command</text:p>
      <text:p text:style-name="Text_20_body">is similar to any other. After the project ID, the syntax goes like</text:p>
      <text:p text:style-name="Text_20_body">this: [config ID], [section], [key], [value]. Note in the previous</text:p>
      <text:p text:style-name="Text_20_body">example, the section contains a "/" (forward slash). This is a separator</text:p>
      <text:p text:style-name="Text_20_body">which indicates a sub section (section in a section). The separator is</text:p>
      <text:p text:style-name="Text_20_body">necessary to navigate to the key=value pair.</text:p>
      <text:p text:style-name="Text_20_body">#</text:p>
      <text:p text:style-name="Text_20_body">Knowing the basics of changing settings in Rapuma, the following commands</text:p>
      <text:p text:style-name="Text_20_body">will make the final rendered output of this example look better:</text:p>
      <text:p text:style-name="Text_20_body"/>
      <text:p text:style-name="Text_20_body"><text:soft-page-break/>Some general environment settings</text:p>
      <text:p text:style-name="Text_20_body">~/Projects/rapuma/scripts/rapuma settings KYU-MYMR-KYUMTEST usfmTex TeXBehavior vFuzz 4.8pt</text:p>
      <text:p text:style-name="Text_20_body">Font</text:p>
      <text:p text:style-name="Text_20_body">~/Projects/rapuma/scripts/rapuma settings KYU-MYMR-KYUMTEST usfmTex FontSettings useRenderingSystem GR</text:p>
      <text:p text:style-name="Text_20_body">~/Projects/rapuma/scripts/rapuma settings KYU-MYMR-KYUMTEST usfmTex FontSettings useLanguage kyu</text:p>
      <text:p text:style-name="Text_20_body">~/Projects/rapuma/scripts/rapuma settings KYU-MYMR-KYUMTEST usfmTex FontSettings useMapping kye_renumber</text:p>
      <text:p text:style-name="Text_20_body">~/Projects/rapuma/scripts/rapuma settings KYU-MYMR-KYUMTEST usfmTex FontSettings fontSizeUnit 0.82</text:p>
      <text:p text:style-name="Text_20_body">~/Projects/rapuma/scripts/rapuma settings KYU-MYMR-KYUMTEST usfmTex FontSettings lineSpacingFactor 1.3</text:p>
      <text:p text:style-name="Text_20_body">Print output</text:p>
      <text:p text:style-name="Text_20_body">~/Projects/rapuma/scripts/rapuma settings KYU-MYMR-KYUMTEST layout DocumentFeatures backgroundComponents watermark,cropmarks</text:p>
      <text:p text:style-name="Text_20_body">~/Projects/rapuma/scripts/rapuma settings KYU-MYMR-KYUMTEST layout DocumentFeatures watermarkText "SF Test"</text:p>
      <text:p text:style-name="Text_20_body">~/Projects/rapuma/scripts/rapuma project KYU-MYMR-KYUMTEST project update --update_type background</text:p>
      <text:p text:style-name="Text_20_body">~/Projects/rapuma/scripts/rapuma settings KYU-MYMR-KYUMTEST layout DocumentFeatures docInfoText "ScriptureForge Test Render"</text:p>
      <text:p text:style-name="Text_20_body">Columns</text:p>
      <text:p text:style-name="Text_20_body">~/Projects/rapuma/scripts/rapuma settings KYU-MYMR-KYUMTEST layout DocumentFeatures columnGutterRule True</text:p>
      <text:p text:style-name="Text_20_body">~/Projects/rapuma/scripts/rapuma settings KYU-MYMR-KYUMTEST usfmTex Columns columnGutterFactor 20</text:p>
      <text:p text:style-name="Text_20_body">~/Projects/rapuma/scripts/rapuma settings KYU-MYMR-KYUMTEST usfmTex Columns columnGutterRuleSkip 4</text:p>
      <text:p text:style-name="Text_20_body">Verse number display</text:p>
      <text:p text:style-name="Text_20_body">~/Projects/rapuma/scripts/rapuma settings KYU-MYMR-KYUMTEST usfmTex ChapterVerse useMarginalVerses True</text:p>
      <text:p text:style-name="Text_20_body"><text:soft-page-break/>Binding</text:p>
      <text:p text:style-name="Text_20_body">~/Projects/rapuma/scripts/rapuma settings KYU-MYMR-KYUMTEST project Groups/FOURTEES startPageNumber 274</text:p>
      <text:p text:style-name="Text_20_body">~/Projects/rapuma/scripts/rapuma settings KYU-MYMR-KYUMTEST project Groups/GOSPEL bindingOrder 1</text:p>
      <text:p text:style-name="Text_20_body">~/Projects/rapuma/scripts/rapuma settings KYU-MYMR-KYUMTEST project Groups/FOURTEES bindingOrder 2</text:p>
      <text:p text:style-name="Text_20_body"/>
      <text:p text:style-name="Text_20_body"/>
      <text:p text:style-name="Text_20_body"/>
      <text:p text:style-name="Text_20_body"/>
      <text:p text:style-name="Text_20_body"/>
      <text:p text:style-name="Text_20_body"/>
      <text:p text:style-name="Text_20_body">###########################################################################</text:p>
      <text:p text:style-name="Text_20_body"/>
      <text:p text:style-name="Text_20_body">Stopping here for now</text:p>
      <text:p text:style-name="Text_20_body"/>
      <text:p text:style-name="Text_20_body"/>
      <text:p text:style-name="Text_20_body">~/Projects/rapuma/scripts/rapuma setting KYU-MYMR-KYUMTEST usfmTex --section TeXBehavior --key vFuzz --value 4.6pt</text:p>
      <text:p text:style-name="Text_20_body"/>
      <text:p text:style-name="Text_20_body"/>
      <text:p text:style-name="Text_20_body">~/Projects/rapuma/scripts/rapuma process KYU-MYMR-KYUMTEST component render GOSPEL --cid_list mat</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 standard group is one of three pre-defined</text:p>
      <text:p text:style-name="Text_20_body">#component containers. They are, OT, NT and BIBLE. Using one of these</text:p>
      <text:p text:style-name="Text_20_body">#three group designators will allow Rapuma to auto-create a group</text:p>
      <text:p text:style-name="Text_20_body">#which will contain all the components necessary for that group</text:p>
      <text:p text:style-name="Text_20_body">#Note that for this test project we will only be using the NT group.</text:p>
      <text:p text:style-name="Text_20_body">#Sadly, the OT texts do not exist yet for the KYU language.</text:p>
      <text:p text:style-name="Text_20_body">#</text:p>
      <text:p text:style-name="Text_20_body">#At this point the project is started but there are no groups in it </text:p>
      <text:p text:style-name="Text_20_body">#and no components to render. This next command is where actual</text:p>
      <text:p text:style-name="Text_20_body">#content is added to the project in the form of groups which contain</text:p>
      <text:p text:style-name="Text_20_body"/>
      <text:p text:style-name="Text_20_body"/>
      <text:p text:style-name="Text_20_body">#This needs to be rewritten. Components are not added when groups are made!</text:p>
      <text:p text:style-name="Text_20_body"/>
      <text:p text:style-name="Text_20_body"/>
      <text:p text:style-name="Text_20_body"/>
      <text:p text:style-name="Text_20_body">#components. The group components have to have valid IDs recognized</text:p>
      <text:p text:style-name="Text_20_body"><text:soft-page-break/>#by Paratext. Custom component IDs are not recognized. The actuall</text:p>
      <text:p text:style-name="Text_20_body">#group ID, however, can be anything. These three IDs have speical</text:p>
      <text:p text:style-name="Text_20_body">#meaning to the system, they are OT, NT, and BIBLE. These IDs enable</text:p>
      <text:p text:style-name="Text_20_body">#Rapuma to auto-create these groups without having to specify the</text:p>
      <text:p text:style-name="Text_20_body">#components. OT is for the Old Testament (GEN-MAL). NT is for New</text:p>
      <text:p text:style-name="Text_20_body">#Testament (MAT-REV). BIBLE is the normal connoical collection of</text:p>
      <text:p text:style-name="Text_20_body">#books (GEN-REV). To create one of these groups a command formed like</text:p>
      <text:p text:style-name="Text_20_body">#the following can be used:</text:p>
      <text:p text:style-name="Text_20_body">#</text:p>
      <text:p text:style-name="Text_20_body"># <text:s/>rapuma content KYU-MYMR-KYUMTEST NT group add --comp_type</text:p>
      <text:p text:style-name="Text_20_body">##</text:p>
      <text:p text:style-name="Text_20_body">#With this command Rapuma will search the files in "my_source" and</text:p>
      <text:p text:style-name="Text_20_body">#look for SFM or USFM extention files and check to see if any have the</text:p>
      <text:p text:style-name="Text_20_body">#ID of a component needed for the NT group (MAT-REV). When it finds a</text:p>
      <text:p text:style-name="Text_20_body">#file with an ID that is defined for the NT group, Rapuma imports the</text:p>
      <text:p text:style-name="Text_20_body">#text into the project. If an ID is not found during the process, that</text:p>
      <text:p text:style-name="Text_20_body">#component will be skipped. If two IDs around found for the same</text:p>
      <text:p text:style-name="Text_20_body">#component, the first one it finds will be used. (If you have two</text:p>
      <text:p text:style-name="Text_20_body">#valid files with the same ID Rapuma can't help you sort that out.)</text:p>
      <text:p text:style-name="Text_20_body">##</text:p>
      <text:p text:style-name="Text_20_body">#If you want to create a custom sub-group...</text:p>
      <text:p text:style-name="Text_20_body">##</text:p>
      <text:p text:style-name="Text_20_body"># <text:s/>rapuma group KYU-MYMR-KYUMTEST GOSPEL group add --cid_list "mat mrk luk jhn" --source_path ~/Publishing/my_source/KYUM</text:p>
      <text:p text:style-name="Text_20_body">##</text:p>
      <text:p text:style-name="Text_20_body">#This group (GOSPEL) will contain the component books, Matthew, Mark,</text:p>
      <text:p text:style-name="Text_20_body">#Luke and John and nothing else.</text:p>
      <text:p text:style-name="Text_20_body">##</text:p>
      <text:p text:style-name="Text_20_body">#For this example we'll create a NT by adding this group to the project</text:p>
      <text:p text:style-name="Text_20_body"><text:soft-page-break/>#with this command:</text:p>
      <text:p text:style-name="Text_20_body"/>
      <text:p text:style-name="Text_20_body">#rapuma group KYU-MYMR-KYUMTEST NT group add --source_path ~/Publishing/my_source/KYUM</text:p>
      <text:p text:style-name="Text_20_body"/>
      <text:p text:style-name="Text_20_body">#If changes are made to a component, that component will need to be </text:p>
      <text:p text:style-name="Text_20_body">#re-updated or re-imported into the project. This is an example of a</text:p>
      <text:p text:style-name="Text_20_body">#command that will do that:</text:p>
      <text:p text:style-name="Text_20_body"/>
      <text:p text:style-name="Text_20_body"># <text:s/>rapuma group KYU-MYMR-KYUMTEST NT group update --cid_list jhn --source_path ~/Publishing/my_source/KYUM</text:p>
      <text:p text:style-name="Text_20_body"/>
      <text:p text:style-name="Text_20_body">#If the entire group needs to be updated, then just leave out the</text:p>
      <text:p text:style-name="Text_20_body">#--cid_list parameter. Then all the group components will be updated.</text:p>
      <text:p text:style-name="Text_20_body"/>
      <text:p text:style-name="Text_20_body"/>
      <text:p text:style-name="Text_20_body">##ADDING DOCUMENT FEATURES</text:p>
      <text:p text:style-name="Text_20_body">#There are a number of features that can be added to a document to help</text:p>
      <text:p text:style-name="Text_20_body">#in the typesetting process. These are controled by settings found in</text:p>
      <text:p text:style-name="Text_20_body">#the configuration files found in the project Config folder. Project</text:p>
      <text:p text:style-name="Text_20_body">#settings can be changed manualy with a text editor. Or, with "settings"</text:p>
      <text:p text:style-name="Text_20_body">#a special Rapuma command included for this purpose. The settings command</text:p>
      <text:p text:style-name="Text_20_body">#has four parameters, they are configuration, section, key, and value.</text:p>
      <text:p text:style-name="Text_20_body">#The command would be constructed like this:</text:p>
      <text:p text:style-name="Text_20_body">##</text:p>
      <text:p text:style-name="Text_20_body"># <text:s/>rapuma settings KYU-MYMR-KYUMTEST &lt;configuration&gt; &lt;section&gt; &lt;key&gt; &lt;value&gt;</text:p>
      <text:p text:style-name="Text_20_body">##</text:p>
      <text:p text:style-name="Text_20_body"/>
      <text:p text:style-name="Text_20_body">#A helpful parameter setting for this project would be this:</text:p>
      <text:p text:style-name="Text_20_body"><text:soft-page-break/></text:p>
      <text:p text:style-name="Text_20_body">#rapuma settings KYU-MYMR-KYUMTEST usfmTex TeXBehavior vFuzz 4.8pt</text:p>
      <text:p text:style-name="Text_20_body"/>
      <text:p text:style-name="Text_20_body">#Note that any Rapuma setting, project or system, can be changed with</text:p>
      <text:p text:style-name="Text_20_body">#the settings command as long as the four parameters are valid. One</text:p>
      <text:p text:style-name="Text_20_body">#drawback is you have to know exactly what the parameters are, and what</text:p>
      <text:p text:style-name="Text_20_body">#they do. In the CLI interface does not provide a good explanation for</text:p>
      <text:p text:style-name="Text_20_body">#configuration paramters at this time. (Though that would be a good</text:p>
      <text:p text:style-name="Text_20_body">#thing to add!) Because of this it is often necessary to open a</text:p>
      <text:p text:style-name="Text_20_body">#configuration file in an editor to discover what you need to know.</text:p>
      <text:p text:style-name="Text_20_body">#If that is the case, you can just make the changes directly.</text:p>
      <text:p text:style-name="Text_20_body"/>
      <text:p text:style-name="Text_20_body"/>
      <text:p text:style-name="Text_20_body">##RENDERING PROJECT COMPONENTS</text:p>
      <text:p text:style-name="Text_20_body">#With more complex projects there would be more setup to do. With this</text:p>
      <text:p text:style-name="Text_20_body">#simple one we can move on to rendering. To render the entire NT group</text:p>
      <text:p text:style-name="Text_20_body">#we created above, we would use a command like this:</text:p>
      <text:p text:style-name="Text_20_body">##</text:p>
      <text:p text:style-name="Text_20_body"># <text:s/>rapuma group KYU-MYMR-KYUMTEST NT group render</text:p>
      <text:p text:style-name="Text_20_body">##</text:p>
      <text:p text:style-name="Text_20_body">#Rapuma, by default uses an internal version of XeTeX to render. If that</text:p>
      <text:p text:style-name="Text_20_body">#isn't working for whatever reason, there is a way to fall back to a</text:p>
      <text:p text:style-name="Text_20_body">#system-installed version of XeTeX. To switch to the external version</text:p>
      <text:p text:style-name="Text_20_body">#could use this command:</text:p>
      <text:p text:style-name="Text_20_body"/>
      <text:p text:style-name="Text_20_body">#rapuma settings KYU-MYMR-KYUMTEST project Managers/usfm_Xetex runExternalXetex True </text:p>
      <text:p text:style-name="Text_20_body"/>
      <text:p text:style-name="Text_20_body">#For this part of example, we are going to just render one component</text:p>
      <text:p text:style-name="Text_20_body">#from the NT group, the Book of James with this command:</text:p>
      <text:p text:style-name="Text_20_body"><text:soft-page-break/></text:p>
      <text:p text:style-name="Text_20_body">#rapuma group KYU-MYMR-KYUMTEST NT group render --cid_list jas</text:p>
      <text:p text:style-name="Text_20_body"/>
      <text:p text:style-name="Text_20_body">#You will note that the rendering came out very bad as the output is</text:p>
      <text:p text:style-name="Text_20_body">#pretty much all little square boxes. This brings us to working with</text:p>
      <text:p text:style-name="Text_20_body">#fonts.</text:p>
      <text:p text:style-name="Text_20_body"/>
      <text:p text:style-name="Text_20_body"/>
      <text:p text:style-name="Text_20_body">##SETTING UP FONTS</text:p>
      <text:p text:style-name="Text_20_body">#Currently, setting up fonts in Rapuma is a little tedious and unstable.</text:p>
      <text:p text:style-name="Text_20_body">#For this example, without going into detail, we will use the existing</text:p>
      <text:p text:style-name="Text_20_body">#mechanism to import the appropreat font into this project.</text:p>
      <text:p text:style-name="Text_20_body"/>
      <text:p text:style-name="Text_20_body">#First import the font with this command:</text:p>
      <text:p text:style-name="Text_20_body">#rapuma package KYU-MYMR-KYUMTEST NT Padauk_2.701 font add</text:p>
      <text:p text:style-name="Text_20_body">#Be sure the font is set to be the primary project font</text:p>
      <text:p text:style-name="Text_20_body">#rapuma package KYU-MYMR-KYUMTEST NT Padauk_2.701 font primary --force</text:p>
      <text:p text:style-name="Text_20_body"/>
      <text:p text:style-name="Text_20_body">#Now for some magic commands to make things look nicer</text:p>
      <text:p text:style-name="Text_20_body">#First, turn on Graphite rendering</text:p>
      <text:p text:style-name="Text_20_body">#rapuma settings KYU-MYMR-KYUMTEST usfmTex FontSettings useRenderingSystem GR</text:p>
      <text:p text:style-name="Text_20_body">#Set the language the font will be using to Kayah</text:p>
      <text:p text:style-name="Text_20_body">#rapuma settings KYU-MYMR-KYUMTEST usfmTex FontSettings useLanguage kyu</text:p>
      <text:p text:style-name="Text_20_body">#Map numbers found in the text to the Burmese form</text:p>
      <text:p text:style-name="Text_20_body">#rapuma settings KYU-MYMR-KYUMTEST usfmTex FontSettings useMapping kye_renumber</text:p>
      <text:p text:style-name="Text_20_body">#Set the font scale size</text:p>
      <text:p text:style-name="Text_20_body">#rapuma settings KYU-MYMR-KYUMTEST usfmTex FontSettings fontSizeUnit 0.82</text:p>
      <text:p text:style-name="Text_20_body">#Increase the line space factor (leading)</text:p>
      <text:p text:style-name="Text_20_body">#rapuma settings KYU-MYMR-KYUMTEST usfmTex FontSettings lineSpacingFactor 1.3</text:p>
      <text:p text:style-name="Text_20_body"><text:soft-page-break/></text:p>
      <text:p text:style-name="Text_20_body"/>
      <text:p text:style-name="Text_20_body">##ADVANCED FORMAT COMMANDS</text:p>
      <text:p text:style-name="Text_20_body">#Here we can add some commands for adding illustrations and other</text:p>
      <text:p text:style-name="Text_20_body">#format issue solutions</text:p>
      <text:p text:style-name="Text_20_body"/>
      <text:p text:style-name="Text_20_body"/>
      <text:p text:style-name="Text_20_body">##ADVANCED RENDERING COMMANDS</text:p>
      <text:p text:style-name="Text_20_body"/>
      <text:p text:style-name="Text_20_body">#To save the Book of James file you would add the --save switch to</text:p>
      <text:p text:style-name="Text_20_body">#the command:</text:p>
      <text:p text:style-name="Text_20_body"/>
      <text:p text:style-name="Text_20_body">#rapuma group KYU-MYMR-KYUMTEST NT group render --cid_list jas --save</text:p>
      <text:p text:style-name="Text_20_body"/>
      <text:p text:style-name="Text_20_body">#Now you will note that a folder has been created called Deliverable</text:p>
      <text:p text:style-name="Text_20_body">#and in is a file named: KYU-MYMR-KYUMTEST_NT_060-jas_20140812.pdf</text:p>
      <text:p text:style-name="Text_20_body">#Actually, the last number will be different as it is tied to the </text:p>
      <text:p text:style-name="Text_20_body">#current date but it will be something like the above name.</text:p>
      <text:p text:style-name="Text_20_body">##</text:p>
      <text:p text:style-name="Text_20_body">#The name given to the rendered file is created by the Rapuma system</text:p>
      <text:p text:style-name="Text_20_body">#and follows a default format. In some situations it maybe necessary</text:p>
      <text:p text:style-name="Text_20_body">#to give the newly rendered file a specific name. This can be done by</text:p>
      <text:p text:style-name="Text_20_body">#using the --override command during rendering. The --override command</text:p>
      <text:p text:style-name="Text_20_body">#would be followed by the path and file name indicating to Rapuma</text:p>
      <text:p text:style-name="Text_20_body">#where the file should be delivered and what it should be named.</text:p>
      <text:p text:style-name="Text_20_body">#For example, this command, like above, would render James, name the</text:p>
      <text:p text:style-name="Text_20_body">#file James.pdf and put it in the root of the project and view it:</text:p>
      <text:p text:style-name="Text_20_body"/>
      <text:p text:style-name="Text_20_body">#rapuma group KYU-MYMR-KYUMTEST NT group render --cid_list jas --save --override <text:soft-page-break/>~/Publishing/KYU-MYMR-KYUMTEST/James.pdf</text:p>
      <text:p text:style-name="Text_20_body"/>
      <text:p text:style-name="Text_20_body">#[Note that the path needs to reflect your specific system.]</text:p>
      <text:p text:style-name="Text_20_body">#One other render feature that is worth noting is Rapuma ability to</text:p>
      <text:p text:style-name="Text_20_body">#just produce a document with specific pages. For this we would add the</text:p>
      <text:p text:style-name="Text_20_body">#--pages command like this:</text:p>
      <text:p text:style-name="Text_20_body"/>
      <text:p text:style-name="Text_20_body">#rapuma group KYU-MYMR-KYUMTEST NT group render --cid_list jhn --save --override ~/Publishing/KYU-MYMR-KYUMTEST/John-test.pdf --pages 15-20</text:p>
      <text:p text:style-name="Text_20_body"/>
      <text:p text:style-name="Text_20_body">#If you run that command you will see pages 15 through 20 from the</text:p>
      <text:p text:style-name="Text_20_body">#Gospel of John found in the root of your example project.</text:p>
      <text:p text:style-name="Text_20_body"/>
      <text:p text:style-name="Text_20_body"/>
      <text:p text:style-name="Text_20_body">##SETTING UP BACKGROUND OUTPUT</text:p>
      <text:p text:style-name="Text_20_body">#Rapuma supports 3 different types of backgrounds: cropmarks, watermark</text:p>
      <text:p text:style-name="Text_20_body">#and pagebox. The cropmarks show the trim size of the paper. The lines</text:p>
      <text:p text:style-name="Text_20_body">#background will show where the text aligns to help with design and</text:p>
      <text:p text:style-name="Text_20_body">#the paging process. The watermark will put a message in gray in the</text:p>
      <text:p text:style-name="Text_20_body">#background of the page to prevent premature use of the document for</text:p>
      <text:p text:style-name="Text_20_body">#publication. Finally, the pagebox background will place a box around</text:p>
      <text:p text:style-name="Text_20_body">#the edge of the page to mark the trim size of the page.</text:p>
      <text:p text:style-name="Text_20_body">##</text:p>
      <text:p text:style-name="Text_20_body">#Two of the three backgrounds listed here can be added to the rendered</text:p>
      <text:p text:style-name="Text_20_body">#with this command:</text:p>
      <text:p text:style-name="Text_20_body"/>
      <text:p text:style-name="Text_20_body">#rapuma settings KYU-MYMR-KYUMTEST layout DocumentFeatures backgroundComponents watermark,cropmarks</text:p>
      <text:p text:style-name="Text_20_body"/>
      <text:p text:style-name="Text_20_body"><text:soft-page-break/>#Note that the background list has no spaces in it. This is necessary</text:p>
      <text:p text:style-name="Text_20_body">#because we are using the CLI for transmitting the command.</text:p>
      <text:p text:style-name="Text_20_body"/>
      <text:p text:style-name="Text_20_body">#The watermark text default is DRAFT. It can be changed with this</text:p>
      <text:p text:style-name="Text_20_body">#command:</text:p>
      <text:p text:style-name="Text_20_body"/>
      <text:p text:style-name="Text_20_body">#rapuma settings KYU-MYMR-KYUMTEST layout DocumentFeatures watermarkText PROOF</text:p>
      <text:p text:style-name="Text_20_body"/>
      <text:p text:style-name="Text_20_body">#If any changes are made to the background settings, the background file</text:p>
      <text:p text:style-name="Text_20_body">#needs to be remade so the next time Rapuma is run the results will be</text:p>
      <text:p text:style-name="Text_20_body">#as expected. To recreate the background file use this command:</text:p>
      <text:p text:style-name="Text_20_body"/>
      <text:p text:style-name="Text_20_body">#rapuma project KYU-MYMR-KYUMTEST project update --update_type background</text:p>
      <text:p text:style-name="Text_20_body"/>
      <text:p text:style-name="Text_20_body">#To output the background when you render, add --background (or -b) to</text:p>
      <text:p text:style-name="Text_20_body">#the render command like this:</text:p>
      <text:p text:style-name="Text_20_body"/>
      <text:p text:style-name="Text_20_body">#rapuma group KYU-MYMR-KYUMTEST NT group render --cid_list 1ti --background</text:p>
      <text:p text:style-name="Text_20_body"/>
      <text:p text:style-name="Text_20_body">#When using backgrounds you can add information to the header and footer</text:p>
      <text:p text:style-name="Text_20_body">#of the background. To use this feature add the --doc_info command to</text:p>
      <text:p text:style-name="Text_20_body">#your command like this:</text:p>
      <text:p text:style-name="Text_20_body"/>
      <text:p text:style-name="Text_20_body">#rapuma group KYU-MYMR-KYUMTEST NT group render --cid_list 2ti --background --doc_info</text:p>
      <text:p text:style-name="Text_20_body"/>
      <text:p text:style-name="Text_20_body">#By default no text is assigned. To add some information text a command</text:p>
      <text:p text:style-name="Text_20_body">#like this could be used:</text:p>
      <text:p text:style-name="Text_20_body"/>
      <text:p text:style-name="Text_20_body">#rapuma settings KYU-MYMR-KYUMTEST layout DocumentFeatures docInfoText "Doc info text"</text:p>
      <text:p text:style-name="Text_20_body"><text:soft-page-break/></text:p>
      <text:p text:style-name="Text_20_body">#Rapuma has some aids to help with formating new publications. They are</text:p>
      <text:p text:style-name="Text_20_body">#called diagnostics. Currently, there is only one but more can be added.</text:p>
      <text:p text:style-name="Text_20_body">#To check the leading of the body text the "leading" diagnostic aid can</text:p>
      <text:p text:style-name="Text_20_body">#be added by using this command:</text:p>
      <text:p text:style-name="Text_20_body"/>
      <text:p text:style-name="Text_20_body">#rapuma group KYU-MYMR-KYUMTEST NT group render --cid_list heb --diagnostic</text:p>
      <text:p text:style-name="Text_20_body"/>
      <text:p text:style-name="Text_20_body">#Note that you cannot use --background (and/or --doc_info) with</text:p>
      <text:p text:style-name="Text_20_body">#--diagnostic at the same time. That will cause an error</text:p>
      <text:p text:style-name="Text_20_body"/>
      <text:p text:style-name="Text_20_body"/>
      <text:p text:style-name="Text_20_body">##USING THE BIND COMMAND</text:p>
      <text:p text:style-name="Text_20_body">#As there is currently only one group in this particular example, this</text:p>
      <text:p text:style-name="Text_20_body">#this will not be covered at this time. For more information on binding</text:p>
      <text:p text:style-name="Text_20_body">#please refer to the KJV example.</text:p>
      <text:p text:style-name="Text_20_body"/>
      <text:p text:style-name="Text_20_body"/>
      <text:p text:style-name="Text_20_body">##WORKING WITH ILLUSTRATIONS</text:p>
      <text:p text:style-name="Text_20_body">#Scripture publications often need illustrations. Rapuma can work with</text:p>
      <text:p text:style-name="Text_20_body">#basic illustration placement in the running text. A number of things</text:p>
      <text:p text:style-name="Text_20_body">#need to happen for successful illustration useage. First, \fig markers</text:p>
      <text:p text:style-name="Text_20_body">#need to be found in the source text. If they are not in the original,</text:p>
      <text:p text:style-name="Text_20_body">#there is no foundational information to work with for placing the</text:p>
      <text:p text:style-name="Text_20_body">#illustrations. With valid \fig markers in the source text, Rapuma will</text:p>
      <text:p text:style-name="Text_20_body">#create/populate the illustration.conf file when the source text is</text:p>
      <text:p text:style-name="Text_20_body">#imported into the project. Once the import is completed you will see</text:p>
      <text:p text:style-name="Text_20_body">#that the illustration.conf file now contains entries for six</text:p>
      <text:p text:style-name="Text_20_body">#illustrations that are used in the Book of John. (For this example we</text:p>
      <text:p text:style-name="Text_20_body"><text:soft-page-break/>#limit illustrations to just that book.)</text:p>
      <text:p text:style-name="Text_20_body">##</text:p>
      <text:p text:style-name="Text_20_body">#Next we need to bring our illustration files into the project. One way</text:p>
      <text:p text:style-name="Text_20_body">#way is to just copy them into the project Illustration folder. They</text:p>
      <text:p text:style-name="Text_20_body">#can be found in my_source/KYUM_Illustrations. Copy the six png files</text:p>
      <text:p text:style-name="Text_20_body">#there to KYU-MYMR-KYUMTEST/Illustration folder.</text:p>
      <text:p text:style-name="Text_20_body">#</text:p>
      <text:p text:style-name="Text_20_body">#With the illustration files in place, at this point we need to</text:p>
      <text:p text:style-name="Text_20_body">#"turn on" illustrations with this command:</text:p>
      <text:p text:style-name="Text_20_body">##</text:p>
      <text:p text:style-name="Text_20_body"># <text:s/>rapuma settings KYU-MYMR-KYUMTEST project Groups/NT useIllustrations True</text:p>
      <text:p text:style-name="Text_20_body">##</text:p>
      <text:p text:style-name="Text_20_body">#When you render now, The illustrations will be placed but you will only</text:p>
      <text:p text:style-name="Text_20_body">#see a box representing where the image is supposed to go. These boxes</text:p>
      <text:p text:style-name="Text_20_body">#are called figure place holders. This is set this way by default to</text:p>
      <text:p text:style-name="Text_20_body">#allow for faster rendering during composition. To be able to view</text:p>
      <text:p text:style-name="Text_20_body">#illustrations in the rendered output use this command:</text:p>
      <text:p text:style-name="Text_20_body">##</text:p>
      <text:p text:style-name="Text_20_body"># <text:s/>rapuma settings KYU-MYMR-KYUMTEST layout DocumentFeatures useFigurePlaceHolders False</text:p>
      <text:p text:style-name="Text_20_body">##</text:p>
      <text:p text:style-name="Text_20_body">#More than likely the illustrations will not be in the correct place</text:p>
      <text:p text:style-name="Text_20_body">#and adjustments will be needed. The placement settings are found in</text:p>
      <text:p text:style-name="Text_20_body">#the illustration.conf file. There are a number of settings that can</text:p>
      <text:p text:style-name="Text_20_body">#help adjust the placement and size of the illustrations. For example,</text:p>
      <text:p text:style-name="Text_20_body">#in the book of John, which was just rendered, on page 5, the illustration</text:p>
      <text:p text:style-name="Text_20_body">#which is to go with chapter 2, verse 6 is in the upper left corner</text:p>
      <text:p text:style-name="Text_20_body">#and it should be in the lower right. This command will change it:</text:p>
      <text:p text:style-name="Text_20_body">##</text:p>
      <text:p text:style-name="Text_20_body"># <text:s/>rapuma settings KYU-MYMR-KYUMTEST illustration NT/lb00135 position br</text:p>
      <text:p text:style-name="Text_20_body"><text:soft-page-break/>##</text:p>
      <text:p text:style-name="Text_20_body">#This is just one of the many adjustments that can be made to an</text:p>
      <text:p text:style-name="Text_20_body">#illustr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paragraph-properties fo:margin-left="0.5in" fo:margin-right="0in" fo:margin-top="0in" fo:margin-bottom="0.0972in" style:contextual-spacing="false" fo:line-height="120%" fo:text-indent="0in" style:auto-text-indent="false"/>
      <style:text-properties style:font-name="Andale Mono" fo:font-family="'Andale Mono'" style:font-pitch="fixed" fo:font-size="9pt" fo:font-weight="bold" style:font-size-asian="9pt" style:font-weight-asian="bold" style:font-size-complex="9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5-02-05T12:05:08.113820943</dc:date>
    <dc:creator>Dennis Drescher</dc:creator>
    <meta:editing-duration>P10DT57M14S</meta:editing-duration>
    <meta:editing-cycles>9</meta:editing-cycles>
    <meta:generator>LibreOffice/4.2.7.2$Linux_X86_64 LibreOffice_project/420m0$Build-2</meta:generator>
    <meta:document-statistic meta:table-count="0" meta:image-count="0" meta:object-count="0" meta:page-count="20" meta:paragraph-count="381" meta:word-count="3894" meta:character-count="25437" meta:non-whitespace-character-count="21978"/>
  </office:meta>
</office:document-meta>
</file>